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1" style:family="text">
      <style:text-properties officeooo:rsid="00052040"/>
    </style:style>
    <style:style style:name="T2" style:family="text">
      <style:text-properties fo:font-weight="bold" officeooo:rsid="00052040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052040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span text:style-name="T3">OpenShift (powered by RedHat)</text:span></text:p>
      <text:p text:style-name="Standard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1T13:39:19.668241645</meta:creation-date>
    <dc:date>2019-04-11T17:44:01.058268020</dc:date>
    <meta:editing-duration>PT3H54M31S</meta:editing-duration>
    <meta:editing-cycles>1</meta:editing-cycles>
    <meta:document-statistic meta:table-count="0" meta:image-count="0" meta:object-count="0" meta:page-count="1" meta:paragraph-count="1" meta:word-count="4" meta:character-count="33" meta:non-whitespace-character-count="26"/>
    <meta:generator>LibreOffice/6.0.3.2$Linux_X86_64 LibreOffice_project/00m0$Build-2</meta:generator>
  </office:meta>
</office:document-meta>
</file>